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'Liberation Serif'" style:font-family-asian="'Liberation Serif'" style:font-family-complex="'Liberation Serif'" fo:background-color="transparent" fo:color="#00000a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fo:color="#00000a"/>
    </style:style>
    <style:style style:name="T3" style:family="text">
      <style:text-properties fo:font-size="16.00pt" fo:font-weight="normal" fo:font-family="'Liberation Serif'" style:font-family-asian="'Liberation Serif'" style:font-family-complex="'Liberation Serif'" fo:background-color="transparent" fo:color="#00000a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fo:color="#00000a"/>
    </style:style>
    <style:style style:name="T5" style:family="text">
      <style:text-properties fo:font-size="16.00pt" fo:font-weight="normal" fo:font-family="'Liberation Serif'" style:font-family-asian="'Liberation Serif'" style:font-family-complex="'Liberation Serif'" fo:background-color="transparent" fo:color="#00000a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fo:color="#00000a"/>
    </style:style>
    <style:style style:name="T7" style:family="text">
      <style:text-properties fo:font-size="16.00pt" fo:font-weight="normal" fo:font-family="'Liberation Serif'" style:font-family-asian="'Liberation Serif'" style:font-family-complex="'Liberation Serif'" fo:background-color="transparent" fo:color="#00000a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fo:color="#00000a"/>
    </style:style>
    <style:style style:name="T9" style:family="text">
      <style:text-properties fo:font-size="16.00pt" fo:font-weight="normal" fo:font-family="'Liberation Serif'" style:font-family-asian="'Liberation Serif'" style:font-family-complex="'Liberation Serif'" fo:background-color="transparent" fo:color="#00000a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fo:color="#00000a"/>
    </style:style>
    <style:style style:name="T11" style:family="text">
      <style:text-properties fo:font-size="16.00pt" fo:font-weight="normal" fo:font-family="'Liberation Serif'" style:font-family-asian="'Liberation Serif'" style:font-family-complex="'Liberation Serif'" fo:background-color="transparent" fo:color="#00000a"/>
    </style:style>
    <style:style style:name="T12" style:family="text">
      <style:text-properties fo:font-size="13.00pt" fo:font-weight="normal" fo:font-family="'Liberation Serif'" style:font-family-asian="'Liberation Serif'" style:font-family-complex="'Liberation Serif'" fo:background-color="transparent" fo:color="#00000a"/>
    </style:style>
    <style:style style:name="T13" style:family="text">
      <style:text-properties fo:font-size="13.00pt" fo:font-weight="normal" fo:font-family="Calibri" style:font-family-asian="Calibri" style:font-family-complex="Calibri" fo:background-color="transparent" fo:color="#00000a"/>
    </style:style>
    <style:style style:name="T14" style:family="text">
      <style:text-properties fo:font-size="13.00pt" fo:font-weight="normal" fo:font-family="'Liberation Serif'" style:font-family-asian="'Liberation Serif'" style:font-family-complex="'Liberation Serif'" fo:background-color="transparent" fo:color="#00000a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a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fo:color="#00000a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70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71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7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fo:color="#00000a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5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86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8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92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93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95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96" style:family="text">
      <style:text-properties fo:font-size="14.00pt" fo:font-weight="bold" fo:font-family="'Times New Roman'" style:font-family-asian="'Times New Roman'" style:font-family-complex="'Times New Roman'" fo:background-color="transparent" fo:color="#00000a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fo:color="#00000a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center" fo:margin-left="36.00pt" fo:text-indent="0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left="36.00pt" fo:text-indent="0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center" fo:margin-left="36.00pt" fo:text-indent="0.00p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center" fo:margin-left="36.00pt" fo:text-indent="0.00pt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00.00%" fo:text-align="justify" fo:margin-left="0.00pt" fo:text-indent="36.00pt"/>
    </style:style>
    <style:style style:name="P20" style:family="paragraph">
      <style:paragraph-properties fo:line-height="100.00%" fo:text-align="center" fo:margin-left="36.00pt" fo:text-indent="0.00pt"/>
    </style:style>
    <style:style style:name="P21" style:family="paragraph">
      <style:paragraph-properties fo:line-height="100.00%" fo:text-align="left" fo:margin-left="36.00pt" fo:text-indent="0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0.00pt" fo:text-indent="36.00pt"/>
    </style:style>
    <style:style style:name="P24" style:family="paragraph">
      <style:paragraph-properties fo:line-height="100.00%" fo:text-align="justify" fo:margin-left="0.00pt" fo:text-indent="36.00pt"/>
    </style:style>
    <style:style style:name="P25" style:family="paragraph">
      <style:paragraph-properties fo:line-height="100.00%" fo:text-align="center" fo:margin-left="0.00pt" fo:text-indent="36.00pt"/>
    </style:style>
    <style:style style:name="P26" style:family="paragraph">
      <style:paragraph-properties fo:line-height="100.00%" fo:text-align="justify" fo:margin-left="0.00pt" fo:text-indent="36.00pt"/>
    </style:style>
    <style:style style:name="P27" style:family="paragraph">
      <style:paragraph-properties fo:line-height="100.00%" fo:text-align="center" fo:margin-left="0.00pt" fo:text-indent="36.00pt"/>
    </style:style>
    <style:style style:name="P28" style:family="paragraph">
      <style:paragraph-properties fo:line-height="100.00%" fo:text-align="justify" fo:margin-left="0.00pt" fo:text-indent="36.00pt"/>
    </style:style>
    <style:style style:name="P29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студент</text:span><text:span text:style-name="T3"><text:s/></text:span><text:span text:style-name="T4">групи</text:span><text:span text:style-name="T5"><text:s/></text:span><text:span text:style-name="T6">ТШІ-21</text:span><text:span text:style-name="T7">,<text:line-break/></text:span><text:span text:style-name="T8">Горб</text:span><text:span text:style-name="T9"><text:s/></text:span><text:span text:style-name="T10">Олександр</text:span><text:span text:style-name="T11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4"><text:span text:style-name="T12"/></text:p>
      <text:p text:style-name="P5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7"><text:span text:style-name="T13">КИЇВ</text:span><text:span text:style-name="T14">-2020</text:span><text:span text:style-name="T15"/></text:p>
      <text:p text:style-name="P8"><text:span text:style-name="T16">Постановка задачі</text:span></text:p>
      <text:p text:style-name="P8"><text:span text:style-name="T17"/></text:p>
      <text:p text:style-name="P9"><text:span text:style-name="T18"><text:tab/></text:span><text:span text:style-name="T19">Для даної лабораторної роботи був вибраний набір даних з 47959 речень, 104857 слів з маркуваннями. </text:span></text:p>
      <text:p text:style-name="P9"><text:span text:style-name="T20"/></text:p>
      <text:p text:style-name="P9"><text:span text:style-name="T20"><text:tab/></text:span><text:span text:style-name="T21">Набір даних має такий вигляд:</text:span></text:p>
      <text:p text:style-name="P9"><text:span text:style-name="T22"/></text:p>
      <text:p text:style-name="P10"><draw:frame text:anchor-type="as-char" svg:width="146.52mm" svg:height="114.08mm" style:rel-width="scale" style:rel-height="scale"><draw:object-ole xlink:href="OleObj1"/><draw:image xlink:href="ObjectReplacements/OleObj1"/></draw:frame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text:span text:style-name="T24"/></text:p>
      <text:p text:style-name="P10"><draw:frame text:anchor-type="as-char" svg:width="78.59mm" svg:height="33.07mm" style:rel-width="scale" style:rel-height="scale"><draw:object-ole xlink:href="OleObj2"/><draw:image xlink:href="ObjectReplacements/OleObj2"/></draw:frame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p text:style-name="P10"><text:span text:style-name="T26"/></text:p>
      <text:list text:style-name="L11">
        <text:list-item>
          <text:p text:style-name="P11"><text:span text:style-name="T27">Кількість унікальних слів у наборі даних<text:s/></text:span><text:span text:style-name="T28">—</text:span><text:span text:style-name="T29"><text:s/>35178</text:span><text:span text:style-name="T30"/></text:p>
        </text:list-item>
        <text:list-item>
          <text:p text:style-name="P11"><text:span text:style-name="T31">Кількість тегів<text:s/></text:span><text:span text:style-name="T32">—</text:span><text:span text:style-name="T33"><text:s/>17</text:span><text:span text:style-name="T34"/></text:p>
        </text:list-item>
      </text:list>
      <text:p text:style-name="P12"><text:span text:style-name="T35"/></text:p>
      <text:p text:style-name="P13"><text:span text:style-name="T35"><text:tab/></text:span><text:span text:style-name="T36">Завдання<text:s/></text:span><text:span text:style-name="T37">–</text:span><text:span text:style-name="T38"><text:s/></text:span><text:span text:style-name="T39">використовуючи метод умовне випадкове поле (далі CRF), розпізнавати типи тегів у словах.<text:s/></text:span><text:span text:style-name="T40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/></text:p>
      <text:p text:style-name="P13"><text:span text:style-name="T41"><text:tab/></text:span><text:span text:style-name="T42">Інформація про теги:</text:span><text:span text:style-name="T43"/></text:p>
      <text:p text:style-name="P13"><text:span text:style-name="T44"/></text:p>
      <text:list text:style-name="L14">
        <text:list-item>
          <text:p text:style-name="P14"><text:span text:style-name="T44">geo =<text:s/></text:span><text:span text:style-name="T45">географічна сутність</text:span><text:span text:style-name="T46"/></text:p>
        </text:list-item>
        <text:list-item>
          <text:p text:style-name="P14"><text:span text:style-name="T47">org =<text:s/></text:span><text:span text:style-name="T48">організація</text:span><text:span text:style-name="T49"/></text:p>
        </text:list-item>
        <text:list-item>
          <text:p text:style-name="P14"><text:span text:style-name="T50">per =<text:s/></text:span><text:span text:style-name="T51">особа</text:span><text:span text:style-name="T52"/></text:p>
        </text:list-item>
        <text:list-item>
          <text:p text:style-name="P14"><text:span text:style-name="T53">gpe =<text:s/></text:span><text:span text:style-name="T54">геополітична сутність</text:span><text:span text:style-name="T55"/></text:p>
        </text:list-item>
        <text:list-item>
          <text:p text:style-name="P14"><text:span text:style-name="T56">tim =<text:s/></text:span><text:span text:style-name="T57">індикатор часу</text:span><text:span text:style-name="T58"/></text:p>
        </text:list-item>
        <text:list-item>
          <text:p text:style-name="P14"><text:span text:style-name="T59">art =<text:s/></text:span><text:span text:style-name="T60">артефакт</text:span><text:span text:style-name="T61"/></text:p>
        </text:list-item>
        <text:list-item>
          <text:p text:style-name="P14"><text:span text:style-name="T62">eve =<text:s/></text:span><text:span text:style-name="T63">подія</text:span><text:span text:style-name="T64"/></text:p>
        </text:list-item>
        <text:list-item>
          <text:p text:style-name="P14"><text:span text:style-name="T65">nat =<text:s/></text:span><text:span text:style-name="T66">природний феномен</text:span><text:span text:style-name="T67"/></text:p>
        </text:list-item>
      </text:list>
      <text:p text:style-name="P15"><text:span text:style-name="T68"/></text:p>
      <text:p text:style-name="P16"><text:span text:style-name="T69"/></text:p>
      <text:p text:style-name="P17"><text:span text:style-name="T70">Опис підходу</text:span></text:p>
      <text:p text:style-name="P17"><text:span text:style-name="T71"/></text:p>
      <text:p text:style-name="P18"><text:span text:style-name="T72"><text:tab/></text:span><text:span text:style-name="T73">Спочатку, у “Sentence #” є багато відсутніх значень. Отже, будемо використовувати техніку pandas fillna та використовувати метод ffill, який розповсюджує останнє дійсне значення вперед.</text:span><text:span text:style-name="T74"/></text:p>
      <text:p text:style-name="P18"><text:span text:style-name="T75"><text:tab/></text:span><text:span text:style-name="T76">Далі, створимо клас для отримання одного речення з набору. Кожне речення буде списком кортежів із мітками та частинами мови.<text:s/></text:span><text:span text:style-name="T77"/></text:p>
      <text:p text:style-name="P18"><text:span text:style-name="T78"><text:tab/></text:span><text:span text:style-name="T79">Зробимо декілька функцій word2features, sent2features, sent2labels для підготовки ознак. Ці функції за замовчуванням використовуються NER в nltk з невеликими змінами для нашого набору.</text:span><text:span text:style-name="T80"/></text:p>
      <text:p text:style-name="P18"><text:span text:style-name="T81"><text:tab/></text:span><text:span text:style-name="T82">Розділимо набір даних на train (80%) та test (20%) та реалізуємо “Умовне випадкове поле” за допомогою sklearn. Параметри для CRM: тренувальний алгоритм = градієнтний спуск за методом L-BFGS; коефіцієнт регуляризації L1 = 0.1; коефіцієнт регуляризації L2 = 0.1; усі можливі переходи = False (чи генерує CRF функції переходу, які навіть не зустрічаються в навчальних даних); макс. кількіть ітерацій = 100.</text:span><text:span text:style-name="T83"/></text:p>
      <text:p text:style-name="P19"><text:span text:style-name="T84"/></text:p>
      <text:p text:style-name="P19"><text:span text:style-name="T84"/></text:p>
      <text:p text:style-name="P20"><text:span text:style-name="T85">Реалізація</text:span></text:p>
      <text:p text:style-name="P21"><text:span text:style-name="T86"/></text:p>
      <text:p text:style-name="P22"><text:span text:style-name="T87"><text:tab/></text:span><text:span text:style-name="T88">Для методу Conditional random field була навчена модель. Тестування показало результат точності середнього зваженого 97%. Результати виглядають наступним чином:</text:span></text:p>
      <text:p text:style-name="P22"><text:span text:style-name="T89"/></text:p>
      <text:p text:style-name="P22"><text:span text:style-name="T89"/></text:p>
      <text:p text:style-name="P22"><draw:frame text:anchor-type="as-char" svg:width="107.71mm" svg:height="96.05mm" style:rel-width="scale" style:rel-height="scale"><draw:object-ole xlink:href="OleObj3"/><draw:image xlink:href="ObjectReplacements/OleObj3"/></draw:frame><text:span text:style-name="T91"/></text:p>
      <text:p text:style-name="P23"><text:span text:style-name="T91"/></text:p>
      <text:p text:style-name="P23"><text:span text:style-name="T91"/></text:p>
      <text:p text:style-name="P24"><text:span text:style-name="T91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5"><text:span text:style-name="T92"/></text:p>
      <text:p text:style-name="P26"><text:span text:style-name="T93">Як можна побачити результат роботи моделі доволі точний. Найменша точність моделі є при розпізнаванні артефактів (art) із-за малої кількості цих даних в наборі. </text:span></text:p>
      <text:p text:style-name="P26"><text:span text:style-name="T94"/></text:p>
      <text:p text:style-name="P26"><text:span text:style-name="T94"/></text:p>
      <text:p text:style-name="P27"><text:span text:style-name="T95">Висновки</text:span></text:p>
      <text:p text:style-name="P27"><text:span text:style-name="T96"/></text:p>
      <text:p text:style-name="P28"><text:span text:style-name="T97">Отже, під час розбору умовних випадкових полів було досліджено, що алгоритм не вимагає припущення незалежності спостережуваних змінних. Використання довільних факторів дозволяє описати різні ознаки визначених об'єктів, що знижує вимоги до повноти і обсягу навчальної вибірки. Проте, по результам, видно, що при зменшенні кількості екземплярів, втрачається точність.</text:span></text:p>
      <text:p text:style-name="P28"><text:span text:style-name="T97">Також, реалізація алгоритму CRF має хорошу швидкість, що може допомогти при обробці великих обсягів інформації. На тренування приблизно 800,000 слів та їх міток було витрачено 4 хвилини 52 секунди.</text:span></text:p>
      <text:p text:style-name="P28"><text:span text:style-name="T98"/></text:p>
      <text:p text:style-name="P29"><text:span text:style-name="T9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